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ccff" draw:textarea-horizontal-align="justify" draw:textarea-vertical-align="middle" draw:auto-grow-height="false" fo:min-height="10.672cm" fo:min-width="8.39cm" draw:shadow="visib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linecap="round" draw:textarea-horizontal-align="justify" draw:textarea-vertical-align="middle" draw:auto-grow-height="false" fo:min-height="5.592cm" fo:min-width="5.215cm"/>
    </style:style>
    <style:style style:name="gr4" style:family="graphic" style:parent-style-name="standard">
      <style:graphic-properties draw:fill-color="#ffffcc" draw:textarea-horizontal-align="justify" draw:textarea-vertical-align="middle" draw:auto-grow-height="false" fo:min-height="0.766cm" fo:min-width="3.183cm"/>
    </style:style>
    <style:style style:name="gr5" style:family="graphic" style:parent-style-name="standard">
      <style:graphic-properties draw:fill-color="#ffffcc" draw:textarea-horizontal-align="justify" draw:textarea-vertical-align="middle" draw:auto-grow-height="false" fo:min-height="2.544cm" fo:min-width="3.437cm"/>
    </style:style>
    <style:style style:name="gr6" style:family="graphic" style:parent-style-name="standard">
      <style:graphic-properties draw:fill-color="#9966cc" draw:textarea-horizontal-align="justify" draw:textarea-vertical-align="middle" draw:auto-grow-height="false" fo:min-height="2.036cm" fo:min-width="5.088cm" draw:shadow="visible"/>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fill-color="#cfe7f5" draw:textarea-horizontal-align="justify" draw:textarea-vertical-align="top" draw:auto-grow-height="false" fo:min-height="3.293cm" fo:min-width="16.01cm" fo:wrap-option="no-wrap"/>
    </style:style>
    <style:style style:name="gr9" style:family="graphic" style:parent-style-name="standard">
      <style:graphic-properties draw:fill-color="#99ffcc" draw:textarea-horizontal-align="justify" draw:textarea-vertical-align="middle" draw:auto-grow-height="false" fo:min-height="2.544cm" fo:min-width="4.961cm"/>
    </style:style>
    <style:style style:name="gr10" style:family="graphic" style:parent-style-name="standard">
      <style:graphic-properties draw:fill-color="#99ffcc" draw:textarea-horizontal-align="justify" draw:textarea-vertical-align="middle" draw:auto-grow-height="false" fo:min-height="2.29cm" fo:min-width="2.167cm"/>
    </style:style>
    <style:style style:name="gr11" style:family="graphic" style:parent-style-name="standard">
      <style:graphic-properties draw:fill-color="#cfe7f5" draw:textarea-horizontal-align="justify" draw:textarea-vertical-align="middle" draw:auto-grow-height="false" fo:min-height="3.046cm" fo:min-width="3.317cm" fo:wrap-option="no-wrap"/>
    </style:style>
    <style:style style:name="gr12" style:family="graphic" style:parent-style-name="standard">
      <style:graphic-properties draw:fill-color="#ccffcc" draw:textarea-horizontal-align="justify" draw:textarea-vertical-align="middle" draw:auto-grow-height="false" fo:min-height="0.766cm" fo:min-width="2.016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color="#99cc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cc"/>
      <style:paragraph-properties fo:text-align="center"/>
    </style:style>
    <style:style style:name="P5" style:family="paragraph">
      <loext:graphic-properties draw:fill-color="#9966cc"/>
      <style:paragraph-properties fo:text-align="center"/>
    </style:style>
    <style:style style:name="P6" style:family="paragraph">
      <loext:graphic-properties draw:fill-color="#cfe7f5"/>
      <style:paragraph-properties fo:text-align="center"/>
    </style:style>
    <style:style style:name="P7" style:family="paragraph">
      <style:paragraph-properties fo:margin-left="1.067cm" fo:margin-right="0cm" fo:text-align="center" fo:text-indent="0cm"/>
    </style:style>
    <style:style style:name="P8" style:family="paragraph">
      <loext:graphic-properties draw:fill-color="#99ffcc"/>
      <style:paragraph-properties fo:margin-left="1.067cm" fo:margin-right="0cm" fo:text-align="center" fo:text-indent="0cm"/>
    </style:style>
    <style:style style:name="P9" style:family="paragraph">
      <loext:graphic-properties draw:fill-color="#99ffcc"/>
      <style:paragraph-properties fo:text-align="center"/>
    </style:style>
    <style:style style:name="P10" style:family="paragraph">
      <style:paragraph-properties fo:text-align="center"/>
      <style:text-properties fo:font-size="14pt" style:font-size-asian="14pt" style:font-size-complex="14pt"/>
    </style:style>
    <style:style style:name="P11" style:family="paragraph">
      <loext:graphic-properties draw:fill-color="#ccffcc"/>
      <style:paragraph-properties fo:text-align="center"/>
      <style:text-properties fo:font-size="14pt" style:font-size-asian="14pt" style:font-size-complex="14pt"/>
    </style:style>
    <style:style style:name="P12" style:family="paragraph">
      <style:text-properties fo:color="#003366"/>
    </style:style>
    <style:style style:name="P13" style:family="paragraph">
      <loext:graphic-properties draw:fill="none" draw:fill-color="#ffffff"/>
      <style:text-properties fo:color="#003366"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89cm" svg:height="10.922cm" svg:x="9.382cm" svg:y="8.874cm">
          <text:p/>
          <draw:enhanced-geometry svg:viewBox="0 0 21600 21600" draw:type="rectangle" draw:enhanced-path="M 0 0 L 21600 0 21600 21600 0 21600 0 0 Z N"/>
        </draw:custom-shape>
        <draw:line draw:style-name="gr2" draw:text-style-name="P2" draw:layer="layout" svg:x1="13.192cm" svg:y1="11.033cm" svg:x2="13.192cm" svg:y2="12.811cm">
          <text:p/>
        </draw:line>
        <draw:line draw:style-name="gr2" draw:text-style-name="P2" draw:layer="layout" svg:x1="15.343cm" svg:y1="11.044cm" svg:x2="15.343cm" svg:y2="12.822cm">
          <text:p/>
        </draw:line>
        <draw:line draw:style-name="gr2" draw:text-style-name="P2" draw:layer="layout" svg:x1="13.843cm" svg:y1="13.081cm" svg:x2="13.843cm" svg:y2="11.422cm">
          <text:p/>
        </draw:line>
        <draw:line draw:style-name="gr2" draw:text-style-name="P2" draw:layer="layout" svg:x1="15.894cm" svg:y1="13.053cm" svg:x2="15.894cm" svg:y2="11.394cm">
          <text:p/>
        </draw:line>
        <draw:custom-shape draw:style-name="gr3" draw:text-style-name="P3" draw:layer="layout" svg:width="5.715cm" svg:height="5.842cm" svg:x="11.795cm" svg:y="13.319cm">
          <text:p text:style-name="P3">SNAC Server</text:p>
          <text:p text:style-name="P3"><text:span text:style-name="T1"/></text:p>
          <text:p text:style-name="P3"><text:span text:style-name="T1">PostgreSQL</text:span><text:span text:style-name="T1"><text:line-break/></text:span><text:span text:style-name="T1">Elastic Search</text:span><text:span text:style-name="T1"><text:line-break/></text:span><text:span text:style-name="T1">Neo4J</text:span></text:p>
          <text:p text:style-name="P3"><text:span text:style-name="T1"/></text:p>
          <text:p text:style-name="P3"><text:span text:style-name="T1">User Authorization</text:span><text:span text:style-name="T1"><text:line-break/></text:span><text:span text:style-name="T1">Identity Reconciliation</text:span></text:p>
          <draw:enhanced-geometry svg:viewBox="0 0 21600 21600" draw:type="rectangle" draw:enhanced-path="M 0 0 L 21600 0 21600 21600 0 21600 0 0 Z N"/>
        </draw:custom-shape>
        <draw:custom-shape draw:style-name="gr4" draw:text-style-name="P4" draw:layer="layout" svg:width="3.683cm" svg:height="1.016cm" svg:x="12.811cm" svg:y="12.684cm">
          <text:p text:style-name="P3">JSON API</text:p>
          <draw:enhanced-geometry svg:viewBox="0 0 21600 21600" draw:type="rectangle" draw:enhanced-path="M 0 0 L 21600 0 21600 21600 0 21600 0 0 Z N"/>
        </draw:custom-shape>
        <draw:custom-shape draw:style-name="gr5" draw:text-style-name="P4" draw:layer="layout" svg:width="3.937cm" svg:height="2.794cm" svg:x="14.716cm" svg:y="8.62cm">
          <text:p text:style-name="P3">RESTful</text:p>
          <text:p text:style-name="P3">JSON API</text:p>
          <draw:enhanced-geometry svg:viewBox="0 0 21600 21600" draw:type="rectangle" draw:enhanced-path="M 0 0 L 21600 0 21600 21600 0 21600 0 0 Z N"/>
        </draw:custom-shape>
        <draw:custom-shape draw:style-name="gr6" draw:text-style-name="P5" draw:layer="layout" svg:width="5.588cm" svg:height="2.286cm" svg:x="20.812cm" svg:y="7.566cm">
          <text:p text:style-name="P3">ArchivesSpace</text:p>
          <draw:enhanced-geometry svg:viewBox="0 0 21600 21600" draw:type="rectangle" draw:enhanced-path="M 0 0 L 21600 0 21600 21600 0 21600 0 0 Z N"/>
        </draw:custom-shape>
        <draw:custom-shape draw:style-name="gr6" draw:text-style-name="P5" draw:layer="layout" svg:width="5.588cm" svg:height="2.286cm" svg:x="20.812cm" svg:y="10.36cm">
          <text:p text:style-name="P3">Other Tools</text:p>
          <draw:enhanced-geometry svg:viewBox="0 0 21600 21600" draw:type="rectangle" draw:enhanced-path="M 0 0 L 21600 0 21600 21600 0 21600 0 0 Z N"/>
        </draw:custom-shape>
        <draw:line draw:style-name="gr7" draw:text-style-name="P3" draw:layer="layout" svg:x1="18.653cm" svg:y1="9.128cm" svg:x2="20.812cm" svg:y2="9.128cm">
          <text:p/>
        </draw:line>
        <draw:line draw:style-name="gr7" draw:text-style-name="P3" draw:layer="layout" svg:x1="18.675cm" svg:y1="10.778cm" svg:x2="20.834cm" svg:y2="10.778cm">
          <text:p/>
        </draw:line>
        <draw:custom-shape draw:style-name="gr8" draw:text-style-name="P6" draw:layer="layout" svg:width="25.273cm" svg:height="5.461cm" svg:x="1.381cm" svg:y="1.127cm">
          <text:p text:style-name="P3"><text:s text:c="18"/>Archivists at SNAC Cooperative Institu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8.239cm" svg:y1="5.699cm" svg:x2="12.049cm" svg:y2="8.747cm">
          <text:p/>
        </draw:line>
        <draw:line draw:style-name="gr7" draw:text-style-name="P3" draw:layer="layout" svg:x1="11.16cm" svg:y1="5.572cm" svg:x2="12.049cm" svg:y2="8.747cm">
          <text:p/>
        </draw:line>
        <draw:line draw:style-name="gr7" draw:text-style-name="P3" draw:layer="layout" svg:x1="13.954cm" svg:y1="5.953cm" svg:x2="12.049cm" svg:y2="8.747cm">
          <text:p/>
        </draw:line>
        <draw:line draw:style-name="gr7" draw:text-style-name="P3" draw:layer="layout" svg:x1="16.748cm" svg:y1="6.207cm" svg:x2="12.049cm" svg:y2="8.747cm">
          <text:p/>
        </draw:line>
        <draw:custom-shape draw:style-name="gr9" draw:text-style-name="P8" draw:layer="layout" svg:width="5.461cm" svg:height="2.794cm" svg:x="8.874cm" svg:y="8.62cm">
          <text:p text:style-name="P7">Create &amp;</text:p>
          <text:p text:style-name="P7">Maintain</text:p>
          <draw:enhanced-geometry svg:viewBox="0 0 21600 21600" draw:type="rectangle" draw:enhanced-path="M 0 0 L 21600 0 21600 21600 0 21600 0 0 Z N"/>
        </draw:custom-shape>
        <draw:custom-shape draw:style-name="gr10" draw:text-style-name="P9" draw:layer="layout" svg:width="2.667cm" svg:height="2.54cm" svg:x="8.874cm" svg:y="13.63cm">
          <text:p text:style-name="P3">HRT</text:p>
          <draw:enhanced-geometry svg:viewBox="0 0 21600 21600" draw:type="rectangle" draw:enhanced-path="M 0 0 L 21600 0 21600 21600 0 21600 0 0 Z N"/>
        </draw:custom-shape>
        <draw:custom-shape draw:style-name="gr10" draw:text-style-name="P9" draw:layer="layout" svg:width="2.667cm" svg:height="2.54cm" svg:x="8.874cm" svg:y="16.63cm">
          <text:p text:style-name="P3">Linked</text:p>
          <text:p text:style-name="P3">Data</text:p>
          <draw:enhanced-geometry svg:viewBox="0 0 21600 21600" draw:type="rectangle" draw:enhanced-path="M 0 0 L 21600 0 21600 21600 0 21600 0 0 Z N"/>
        </draw:custom-shape>
        <draw:custom-shape draw:style-name="gr11" draw:text-style-name="P6" draw:layer="layout" svg:width="5.842cm" svg:height="5.08cm" svg:x="1cm" svg:y="14.081cm">
          <text:p text:style-name="P3">Public</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953cm" svg:y1="15.605cm" svg:x2="8.852cm" svg:y2="15.605cm">
          <text:p/>
        </draw:line>
        <draw:line draw:style-name="gr7" draw:text-style-name="P3" draw:layer="layout" svg:x1="5.953cm" svg:y1="17.255cm" svg:x2="8.874cm" svg:y2="17.255cm">
          <text:p/>
        </draw:line>
        <draw:custom-shape draw:style-name="gr12" draw:text-style-name="P11" draw:layer="layout" svg:width="2.516cm" svg:height="1.016cm" draw:transform="rotate (1.5707963267949) translate (9.028cm 11.263cm)">
          <text:p text:style-name="P10">Dashboard</text:p>
          <draw:enhanced-geometry svg:viewBox="0 0 21600 21600" draw:type="rectangle" draw:enhanced-path="M 0 0 L 21600 0 21600 21600 0 21600 0 0 Z N"/>
        </draw:custom-shape>
        <draw:frame draw:style-name="gr13" draw:text-style-name="P13" draw:layer="layout" svg:width="5.955cm" svg:height="0.729cm" svg:x="2.819cm" svg:y="3.159cm">
          <draw:text-box>
            <text:p text:style-name="P12"><text:span text:style-name="T2">American Institute of Physics</text:span></text:p>
          </draw:text-box>
        </draw:frame>
        <draw:frame draw:style-name="gr13" draw:text-style-name="P13" draw:layer="layout" svg:width="7.432cm" svg:height="0.729cm" svg:x="4.009cm" svg:y="3.794cm">
          <draw:text-box>
            <text:p text:style-name="P12"><text:span text:style-name="T2">American Museum of Natural History</text:span></text:p>
          </draw:text-box>
        </draw:frame>
        <draw:frame draw:style-name="gr13" draw:text-style-name="P13" draw:layer="layout" svg:width="5.121cm" svg:height="0.729cm" svg:x="2.551cm" svg:y="4.435cm">
          <draw:text-box>
            <text:p text:style-name="P12"><text:span text:style-name="T2">Archives of American Art</text:span></text:p>
          </draw:text-box>
        </draw:frame>
        <draw:frame draw:style-name="gr13" draw:text-style-name="P13" draw:layer="layout" svg:width="5.002cm" svg:height="0.729cm" svg:x="8.774cm" svg:y="3.159cm">
          <draw:text-box>
            <text:p text:style-name="P12"><text:span text:style-name="T2">California Digital Library</text:span></text:p>
          </draw:text-box>
        </draw:frame>
        <draw:frame draw:style-name="gr13" draw:text-style-name="P13" draw:layer="layout" svg:width="7.157cm" svg:height="0.729cm" svg:x="8.139cm" svg:y="4.435cm">
          <draw:text-box>
            <text:p text:style-name="P12"><text:span text:style-name="T2">Coalition for Networked Information</text:span></text:p>
          </draw:text-box>
        </draw:frame>
        <draw:frame draw:style-name="gr13" draw:text-style-name="P13" draw:layer="layout" svg:width="6.242cm" svg:height="0.729cm" svg:x="11.392cm" svg:y="3.794cm">
          <draw:text-box>
            <text:p text:style-name="P12"><text:span text:style-name="T2">George Washington University</text:span></text:p>
          </draw:text-box>
        </draw:frame>
        <draw:frame draw:style-name="gr13" draw:text-style-name="P13" draw:layer="layout" svg:width="5.061cm" svg:height="0.729cm" svg:x="3.459cm" svg:y="2.524cm">
          <draw:text-box>
            <text:p text:style-name="P12"><text:span text:style-name="T2">Getty Research Institute</text:span></text:p>
          </draw:text-box>
        </draw:frame>
        <draw:frame draw:style-name="gr13" draw:text-style-name="P13" draw:layer="layout" svg:width="3.986cm" svg:height="0.729cm" svg:x="15.456cm" svg:y="4.435cm">
          <draw:text-box>
            <text:p text:style-name="P12"><text:span text:style-name="T2">Harvard University</text:span></text:p>
          </draw:text-box>
        </draw:frame>
        <draw:frame draw:style-name="gr13" draw:text-style-name="P13" draw:layer="layout" svg:width="4.206cm" svg:height="0.729cm" svg:x="17.664cm" svg:y="3.794cm">
          <draw:text-box>
            <text:p text:style-name="P12"><text:span text:style-name="T2">Library of Congress</text:span></text:p>
          </draw:text-box>
        </draw:frame>
        <draw:frame draw:style-name="gr13" draw:text-style-name="P13" draw:layer="layout" svg:width="1.679cm" svg:height="0.729cm" svg:x="19.569cm" svg:y="3.159cm">
          <draw:text-box>
            <text:p text:style-name="P12"><text:span text:style-name="T2">NARA</text:span></text:p>
          </draw:text-box>
        </draw:frame>
        <draw:frame draw:style-name="gr13" draw:text-style-name="P13" draw:layer="layout" svg:width="4.977cm" svg:height="0.729cm" svg:x="20.861cm" svg:y="2.524cm">
          <draw:text-box>
            <text:p text:style-name="P12"><text:span text:style-name="T2">New York Public Library</text:span></text:p>
          </draw:text-box>
        </draw:frame>
        <draw:frame draw:style-name="gr13" draw:text-style-name="P13" draw:layer="layout" svg:width="4.274cm" svg:height="0.729cm" svg:x="21.332cm" svg:y="3.159cm">
          <draw:text-box>
            <text:p text:style-name="P12"><text:span text:style-name="T2">Princeton University</text:span></text:p>
          </draw:text-box>
        </draw:frame>
        <draw:frame draw:style-name="gr13" draw:text-style-name="P13" draw:layer="layout" svg:width="3.825cm" svg:height="0.729cm" svg:x="4.949cm" svg:y="5.097cm">
          <draw:text-box>
            <text:p text:style-name="P12"><text:span text:style-name="T2">Simmons College</text:span></text:p>
          </draw:text-box>
        </draw:frame>
        <draw:frame draw:style-name="gr13" draw:text-style-name="P13" draw:layer="layout" svg:width="6.496cm" svg:height="0.729cm" svg:x="8.759cm" svg:y="5.097cm">
          <draw:text-box>
            <text:p text:style-name="P12"><text:span text:style-name="T2">Smithsonian Institution Archives</text:span></text:p>
          </draw:text-box>
        </draw:frame>
        <draw:frame draw:style-name="gr13" draw:text-style-name="P13" draw:layer="layout" svg:width="3.406cm" svg:height="0.729cm" svg:x="15.363cm" svg:y="5.097cm">
          <draw:text-box>
            <text:p text:style-name="P12"><text:span text:style-name="T2">Tufts University</text:span></text:p>
          </draw:text-box>
        </draw:frame>
        <draw:frame draw:style-name="gr13" draw:text-style-name="P13" draw:layer="layout" svg:width="4.079cm" svg:height="0.729cm" svg:x="19.3cm" svg:y="4.435cm">
          <draw:text-box>
            <text:p text:style-name="P12"><text:span text:style-name="T2">University of Miami</text:span></text:p>
          </draw:text-box>
        </draw:frame>
        <draw:frame draw:style-name="gr13" draw:text-style-name="P13" draw:layer="layout" svg:width="3.296cm" svg:height="0.729cm" svg:x="18.807cm" svg:y="5.097cm">
          <draw:text-box>
            <text:p text:style-name="P12"><text:span text:style-name="T2">Yale University</text:span></text:p>
          </draw:text-box>
        </draw:frame>
        <draw:frame draw:style-name="gr13" draw:text-style-name="P13" draw:layer="layout" svg:width="6.018cm" svg:height="0.729cm" svg:x="13.678cm" svg:y="3.159cm">
          <draw:text-box>
            <text:p text:style-name="P12"><text:span text:style-name="T2">University of California, Irvine</text:span></text:p>
          </draw:text-box>
        </draw:frame>
        <draw:frame draw:style-name="gr13" draw:text-style-name="P13" draw:layer="layout" svg:width="4.359cm" svg:height="0.729cm" svg:x="21.967cm" svg:y="3.794cm">
          <draw:text-box>
            <text:p text:style-name="P12"><text:span text:style-name="T2">University of Virgini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4T16:58:21.741846000</meta:creation-date>
    <dc:date>2015-12-01T10:50:24.512625044</dc:date>
    <meta:editing-duration>PT20M24S</meta:editing-duration>
    <meta:editing-cycles>2</meta:editing-cycles>
    <meta:generator>LibreOffice/5.0.3.2$Linux_X86_64 LibreOffice_project/00m0$Build-2</meta:generator>
    <dc:creator>Robbie Hott</dc:creator>
    <meta:document-statistic meta:object-count="43"/>
  </office:meta>
</office:document-meta>
</file>